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28_20-56-14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2-10-29_01-44-36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2-10-29_01-44-50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29_07-49-42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0-29_07-49-50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29_13-37-0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2-10-29_16-38-04_000.jpg</text:p>
          </table:table-cell>
          <table:table-cell table:style-name="ce27" office:value-type="string">
            <text:p>:m #*# RES / JVEMV6 64#203_nihon_shuukyoo / 『日本宗教の複合的構造』 著者=~,校注=~ / p.308 / w=斗代[とだい,topic=換算,publisher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#*# RES / JVEMV6 64#203_nihon_shuukyoo / 『日本宗教の複合的構造』 著者=~,校注=~ / p.308 / w=斗代[とだい,topic=換算,publisher=~,other=~">
            <text:p>:m #*# RES / JVEMV6 64#203_nihon_shuukyoo / 『日本宗教の複合的構造』 著者=~,校注=~ / p.308 / w=斗代[とだい,topic=換算,publisher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0-29_18-18-21_000.mp4</text:p>
          </table:table-cell>
          <table:table-cell table:style-name="ce20" office:value-type="string">
            <text:p>:VIDEO / @自室 / 記録 / jap.flute / 演奏、play / R=1 / genre=melody,for=~,file-piece-id=~,memo=+,session=hour-18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室 / 記録 / jap.flute / 演奏、play / R=1 / genre=melody,for=~,file-piece-id=~,memo=+,session=hour-18,other=~ / follow~">
            <text:p>:VIDEO / @自室 / 記録 / jap.flute / 演奏、play / R=1 / genre=melody,for=~,file-piece-id=~,memo=+,session=hour-18,other=~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0-29_19-02-38_000.jpg</text:p>
          </table:table-cell>
          <table:table-cell table:style-name="ce27" office:value-type="string">
            <text:p>:m :篠笛,shinobue #*# / session-memo:session-1 / p.1:genre=melody,R=1,musescore=~ \\\ p.2:genre=melody,key=h-7`(A),musesco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:篠笛,shinobue #*# / session-memo:session-1 / p.1:genre=melody,R=1,musescore=~ \\\ p.2:genre=melody,key=h-7`(A),musescore=~">
            <text:p>:m :篠笛,shinobue #*# / session-memo:session-1 / p.1:genre=melody,R=1,musescore=~ \\\ p.2:genre=melody,key=h-7`(A),musescore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0">2022/10/30</text:date>, <text:time>11:34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30T11:34:44.25</dc:date>
    <dc:creator>iwabuchi ken</dc:creator>
    <meta:editing-duration>P50DT5H17M40S</meta:editing-duration>
    <meta:editing-cycles>16366</meta:editing-cycles>
    <meta:document-statistic meta:table-count="2" meta:cell-count="911" meta:object-count="0"/>
    <meta:user-defined meta:name="qrichtext">1</meta:user-defined>
  </office:meta>
</office:document-meta>
</file>